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882cm" fo:margin-left="-0.199cm" fo:margin-top="0cm" fo:margin-bottom="0cm" table:align="left" style:writing-mode="lr-tb"/>
    </style:style>
    <style:style style:name="Table1.A" style:family="table-column">
      <style:table-column-properties style:column-width="6.412cm"/>
    </style:style>
    <style:style style:name="Table1.B" style:family="table-column">
      <style:table-column-properties style:column-width="10.4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6.882cm" fo:margin-left="-0.199cm" fo:margin-top="0cm" fo:margin-bottom="0cm" table:align="left" style:writing-mode="lr-tb"/>
    </style:style>
    <style:style style:name="Table2.A" style:family="table-column">
      <style:table-column-properties style:column-width="6.442cm"/>
    </style:style>
    <style:style style:name="Table2.B" style:family="table-column">
      <style:table-column-properties style:column-width="10.4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fo:color="#ff0000"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margin-left="0.06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12pt" officeooo:paragraph-rsid="000c0faa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3">В диссертационный совет <text:s/>___ШИФР_СОВЕТА___</text:p>
      <text:p text:style-name="P13">федерального государственного автономного образовательного учреждения </text:p>
      <text:p text:style-name="P5">высшего образования «Российский университет дружбы народов имени Патриса Лумумбы»</text:p>
      <text:p text:style-name="P5">(117198, Москва, ул. Миклухо-Маклая, 6)</text:p>
      <text:p text:style-name="P1"/>
      <text:p text:style-name="P6">СВЕДЕНИЯ О ВЕДУЩЕЙ ОРГАНИЗАЦИИ ПО ДИССЕРТАЦИИ</text:p>
      <text:p text:style-name="P1">по диссертации ___ФИО_в_родительном_падеже___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Полное и сокращенное название ведущей организации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Фамилия Имя Отчество лица, утвердившего отзыв ведущей организации, ученая степень, звание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Фамилия Имя Отчество, ученая степень, шифр специальности, по которой защищена диссертация, ученое звание, должность сотрудника, составившего отзыв ведущей организации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8"><text:span text:style-name="T1">Список основных публикаций работников ведущей организации по теме диссертации в рецензируемых научных изданиях за последние 5 лет, в изданиях, индексируемых в наукометрических базах данных RSCI, Web of Science, Scopus и в других международных базах индексации и цитирования, утвержденных п. 4 Рекомендации ВАК РФ при Минобрнауки России № 2-пл/1 от 26 октября 2022 года.</text:span> <text:span text:style-name="T1"><text:s/>(не менее 5 публикаций)</text:span></text:p>
          </table:table-cell>
          <table:table-cell table:style-name="Table1.A1" office:value-type="string">
            <text:p text:style-name="P11">1. </text:p>
            <text:p text:style-name="P11">2. </text:p>
            <text:p text:style-name="P11">3.</text:p>
            <text:p text:style-name="P11">…если диссертация подготовлена по двум специальностям, то и публикации сотрудников должны быть указаны по обеим специальностям.</text:p>
          </table:table-cell>
        </table:table-row>
      </table:table>
      <text:p text:style-name="P1"/>
      <text:p text:style-name="P1">Адрес ведущей организации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Индекс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Город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Улица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Дом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Телефон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9"><text:span text:style-name="T2">e</text:span><text:span text:style-name="T1">-</text:span><text:span text:style-name="T2">mail</text:span></text:p>
          </table:table-cell>
          <table:table-cell table:style-name="Table2.A1" office:value-type="string">
            <text:p text:style-name="P4"/>
          </table:table-cell>
        </table:table-row>
      </table:table>
      <text:p text:style-name="P2"/>
      <text:p text:style-name="P7"><text:span text:style-name="T1">Ведущая организация подтверждает, что соискатель не является </text:span><text:span text:style-name="T2">ee</text:span><text:span text:style-name="T1"> сотрудником и не имеет научных работ по теме диссертации, подготовленных на базе ведущей организации или в соавторстве с ее сотрудниками.</text:span><text:bookmark text:name="_GoBack"/></text:p>
      <text:p text:style-name="P2"><text:soft-page-break/></text:p>
      <text:p text:style-name="P2">Руководитель<text:tab/> организации<text:tab/><text:tab/><text:tab/> <text:s text:c="57"/>ФИО</text:p>
      <text:p text:style-name="P2"/>
      <text:p text:style-name="P2"/>
      <text:p text:style-name="P10">Дата – до принятия диссертации к защите</text:p>
      <text:p text:style-name="P2">ПЕЧАТ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2cm" fo:margin-left="1.35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1</meta:editing-cycles>
    <meta:creation-date>2019-02-13T09:57:00</meta:creation-date>
    <dc:date>2025-10-18T16:04:18.066295586</dc:date>
    <meta:editing-duration>PT33M4S</meta:editing-duration>
    <meta:generator>LibreOffice/6.0.7.3$Linux_X86_64 LibreOffice_project/dc89aa7a9eabfd848af146d5086077aeed2ae4a5</meta:generator>
    <meta:document-statistic meta:table-count="2" meta:image-count="0" meta:object-count="0" meta:page-count="2" meta:paragraph-count="25" meta:word-count="191" meta:character-count="1547" meta:non-whitespace-character-count="1314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